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94.84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fo:border="0.06pt solid #000000"/>
      <style:text-properties fo:color="#94070a" fo:font-size="14pt" style:font-size-asian="14pt" style:font-size-complex="14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Steps nr</text:p>
          </table:table-cell>
          <table:table-cell table:style-name="ce1" office:value-type="string" calcext:value-type="string">
            <text:p>Steps to reproduced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Берем ручку в руки</text:p>
          </table:table-cell>
          <table:table-cell office:value-type="string" calcext:value-type="string">
            <text:p>Удобное расположение в руке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ткрываем колпачок</text:p>
          </table:table-cell>
          <table:table-cell office:value-type="string" calcext:value-type="string">
            <text:p>Колпачок был легко снят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Закрываем колпачок</text:p>
          </table:table-cell>
          <table:table-cell office:value-type="string" calcext:value-type="string">
            <text:p>Крепкое фиксирование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ишем на листке</text:p>
          </table:table-cell>
          <table:table-cell office:value-type="string" calcext:value-type="string">
            <text:p>Пишет мягко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Фиксируем пальцы на резинке у основания</text:p>
          </table:table-cell>
          <table:table-cell office:value-type="string" calcext:value-type="string">
            <text:p>Устойчиво фиксируется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Держим ручку для проверки удобства в использовании</text:p>
          </table:table-cell>
          <table:table-cell office:value-type="string" calcext:value-type="string">
            <text:p>Удобное использование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Визуально осматриваем ручку</text:p>
          </table:table-cell>
          <table:table-cell office:value-type="string" calcext:value-type="string">
            <text:p>Приятная для восприятия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Визуально осматриваем ручку на оформление дизайна</text:p>
          </table:table-cell>
          <table:table-cell office:value-type="string" calcext:value-type="string">
            <text:p>Приятное оформление дизайна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0:51:12.337893578</meta:creation-date>
    <dc:date>2018-12-13T21:17:38.979944891</dc:date>
    <meta:editing-duration>PT4M36S</meta:editing-duration>
    <meta:editing-cycles>1</meta:editing-cycles>
    <meta:document-statistic meta:table-count="1" meta:cell-count="28" meta:object-count="0"/>
    <meta:generator>LibreOffice/6.0.3.2$Linux_X86_64 LibreOffice_project/00m0$Build-2</meta:generator>
  </office:meta>
</office:document-meta>
</file>